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paragraph-properties fo:margin-left="0.25in" fo:margin-right="0in" fo:text-indent="-0.25in" style:auto-text-indent="fals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 style:family="paragraph" style:parent-style-name="none">
      <style:paragraph-properties>
        <style:drop-cap style:distance="0.20cm" style:length="1"/>
      </style:paragraph-properties>
      <style:text-properties fo:font-weight="bolder" style:font-weight-complex="bolder"/>
    </style:style>
    <style:style style:name="Footnote anchor" style:family="text" style:parent-style-name="none">
      <style:text-properties fo:font-style="Italic"/>
    </style:styl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style:name="InscriptionParagraph" style:family="paragraph" style:parent-style-name="none">
      <style:paragraph-properties fo:text-indent=".2in"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2in" fo:margin-left="0pt"/>
    </style:style>
    <style:style style:name="IntroSectionHead" style:family="paragraph" style:parent-style-name="none">
      <style:paragraph-properties fo:text-align="left" fo:text-indent="0pt" fo:margin-left="0pt" fo:margin-top="3pt" fo:margin-bottom="3pt"/>
      <style:text-properties fo:font-weight="700" style:font-weight-complex="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25in" fo:margin-left="0.25in" fo:margin-right="0in" style:auto-text-indent="false"/>
      <style:text-properties text:display="prince-footnote"/>
    </style:style>
    <style:style style:name="Footnote anchor" style:family="text" style:parent-style-name="none">
      <style:text-properties fo:color="#800080" style:text-position="super" text:display="prince-footnote" fo:font-size="100%" style:font-size-complex="100%"/>
    </style:style>
    <style:style style:name="Footnote Symbol" style:family="text" style:parent-style-name="none">
      <style:text-properties fo:font-weight="700" style:font-weight-complex="700" text:display="prince-footnote"/>
    </style:style>
    <style:style style:name="NoteGeneralParagraph" style:family="paragraph" style:parent-style-name="none">
      <style:paragraph-properties fo:text-indent="-0.25in" fo:margin-left="0.25in" fo:margin-right="0in" style:auto-text-indent="false"/>
      <style:text-properties text:display="prince-footnote"/>
    </style:style>
    <style:style style:name="Footnote anchor" style:family="text" style:parent-style-name="none">
      <style:text-properties fo:color="#800080" style:text-position="super" text:display="prince-footnote" fo:font-size="100%" style:font-size-complex="100%"/>
    </style:style>
    <style:style style:name="Footnote Symbol" style:family="text" style:parent-style-name="none">
      <style:text-properties fo:font-weight="700" style:font-weight-complex="700"/>
    </style:style>
    <style:style style:name="Footnote anchor" style:family="text" style:parent-style-name="none">
      <style:text-properties fo:color="#800080" style:text-position="super" fo:font-size="100%" style:font-size-complex="1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style:name="SectionHeadMajor" style:family="paragraph" style:parent-style-name="none">
      <style:paragraph-properties fo:text-align="center" fo:text-indent="0pt" fo:margin-left="0pt" fo:margin-top="8pt"/>
      <style:text-properties fo:font-weight="700" style:font-weight-complex="700" fo:font-style="normal"/>
    </style:style>
    <style:style style:name="SectionHeadMinor" style:family="paragraph" style:parent-style-name="none">
      <style:paragraph-properties fo:text-align="center" fo:text-indent="0pt" fo:margin-left="0pt" fo:margin-top="8pt"/>
      <style:text-properties fo:font-weight="700" style:font-weight-complex="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style:text-position="super" fo:font-size="100%" style:font-size-complex="100%"/>
    </style:style>
    <style:style style:name="VerseNumberInNote" style:family="paragraph" style:parent-style-name="none">
      <style:paragraph-properties style:vertical-align="top" fo:text-indent="0pt" fo:margin-left="0pt"/>
      <style:text-properties style:text-position="super" fo:font-size="100%" style:font-size-complex="100%"/>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pictureRight" style:family="paragraph" style:parent-style-name="none"/>
    <style:style style:name="picture_.pictureLeft" style:family="text"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5pt solid #80808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598426in" style:type="center"/>
          <style:tab-stop style:position="5.196851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6in" style:type="center"/>
          <style:tab-stop style:position="5.19685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quot; &quot;,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quot; &quot;,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1.15cm" fo:margin-right="1.5cm" fo:margin-bottom="1.15cm" fo:margin-left="1.5cm" style:writing-mode="lr-tb" style:footnote-max-height="0in">
        <style:footnote-sep style:width="0.5pt" style:line-style="solid" style:color="#000000" style:distance-before-sep="4pt" style:distance-after-sep="4pt" style:adjustment="centre" style:rel-width="100%"/>
      </style:page-layout-properties>
      <style:header-style/>
      <style:footer-style/>
    </style:page-layout>
    <style:page-layout style:name="pm2" style:page-usage="mirrored">
      <style:page-layout-properties fo:page-width="16.2cm" fo:page-height="22.9cm" style:num-format="1" style:print-orientation="portrait" fo:margin-top="1.15cm" fo:margin-right="1.5cm" fo:margin-bottom="1.15cm" fo:margin-left="1.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Trihus</meta:initial-creator>
    <meta:creation-date>2010-11-18T16:45:50</meta:creation-date>
    <dc:creator>Trihus</dc:creator>
    <dc:date>2010-11-18T16:45:50</dc:date>
    <meta:editing-cycles>1</meta:editing-cycles>
    <meta:editing-duration>PT2M27S</meta:editing-duration>
    <meta:AssemblyVersion Assembly-Version="OpenOfficeConvert 0.6.11.2280"/>
    <meta:Created-By Created-By="ReSharper 5.0.1659.36"/>
    <meta:user-defined meta:name="Assembly-Version">OpenOfficeConvert 0.6.11.2280</meta:user-defined>
    <meta:user-defined meta:name="Created-By">ReSharper 5.0.1659.36</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google\pathway\Test\PsExport\TestFiles\Output\T9\main"
Const IsPreview = "False"

'Changed On Nov-03-2010 for TD-1634(Turn off non-printing characters before repaginating for macro)

' Changed message content from "word" to "book, chapter and / or vers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PageCount as Integer
Dim VerseCharStyle, ChapterCharStyle, BookCharStyle
Dim isEndChapterFoundAlready As Boolean
PageCount = TotalPages
Redim LastParagraph(PageCount+2) As String
Dim HiddenParagraph(PageCount,1) As String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RemoveOldGuides()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keep = keep &amp; chr(10) &amp; "After Print " &amp; chr(10) &amp; mytime &amp; chr(10) &amp; now
    'msgbox keep
	oDoc.store() 
	
	'AutoSaveEnableDisable(true)'enable the "Auto Recovery"
		
	oContWindow.Visible = true 
Exit Sub
MyError:
	If Err &lt;&gt; 1 Then
		Msgbox "Sorry! Could not update the References." , 0 + 64,  "Update References"
	End IF
	oContWindow.Visible = tru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